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AQ: Vaak gestelde vragen</text:h>
      <text:h text:style-name="Heading_20_4" text:outline-level="4">Raadpleeg aub de online FAQ op <text:a xlink:type="simple" xlink:href="http://www.clamwin.com/content/category/3/7/27/">http://www.clamwin.com/content/category/3/7/27/</text:a></text:h>
      <text:p text:style-name="Text_20_body"/>
      <text:p text:style-name="Monospac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Peter Budts</dc:creator>
    <dc:date>2006-05-13T20:58:55</dc:date>
    <dc:language>en-GB</dc:language>
    <meta:editing-cycles>44</meta:editing-cycles>
    <meta:editing-duration>PT2H25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7" meta:character-count="103"/>
  </office:meta>
</office:document-meta>
</file>